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129b6" officeooo:paragraph-rsid="000129b6"/>
    </style:style>
    <style:style style:name="P2" style:family="paragraph" style:parent-style-name="Standard">
      <style:text-properties officeooo:rsid="0001f301" officeooo:paragraph-rsid="0001f301"/>
    </style:style>
    <style:style style:name="P3" style:family="paragraph" style:parent-style-name="Standard">
      <style:text-properties officeooo:rsid="00036e8c" officeooo:paragraph-rsid="00036e8c"/>
    </style:style>
    <style:style style:name="P4" style:family="paragraph" style:parent-style-name="Standard">
      <style:text-properties officeooo:rsid="0004b456" officeooo:paragraph-rsid="0004b456"/>
    </style:style>
    <style:style style:name="T1" style:family="text">
      <style:text-properties officeooo:rsid="00023ca0"/>
    </style:style>
    <style:style style:name="T2" style:family="text">
      <style:text-properties officeooo:rsid="00036e8c"/>
    </style:style>
    <style:style style:name="T3" style:family="text">
      <style:text-properties officeooo:rsid="0004b456"/>
    </style:style>
    <style:style style:name="T4" style:family="text">
      <style:text-properties officeooo:rsid="0005bf6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odelling GCaMP responses: From spikes to fluorescence</text:p>
      <text:p text:style-name="P1"/>
      <text:p text:style-name="P1">The use of fluorescent calcium indicators, such as GCaMP6 to monitor neuronal activity is widespread. But the production of GCaMP6 fluorescence by spiking is poorly understood. Furthermore, the affects of the indicator characteristics on this fluorescence production are unknown. For example, it is known that the GCaMP indicator accumulates within neurons over weeks and months, which creates difficulties in long term studies. As a result, whether or not spike train inference is always possible using GCaMP6 fluorescence is unknown. </text:p>
      <text:p text:style-name="P1"/>
      <text:p text:style-name="P2">The aim of this project was to simulate the fluorescenc<text:span text:style-name="T2">e</text:span> traces produced by a fluorescent calcium ind<text:span text:style-name="T2">i</text:span>cator in a neuron soma, given parameters such as binding rate, dissociation rate, and molecular concentration, and given spike times. <text:span text:style-name="T1">Ultimately, the simulation could be used to benchmark the various spike inference algorithms tha thave been developed [REF], and to understand how indicator characteristics effect the quality of spike train inference.</text:span></text:p>
      <text:p text:style-name="P2"/>
      <text:p text:style-name="P3">The modelled cell contents consisted of free calcium, fluorescent indicator molecules, and mobile and immobile endogenous calcium buffers. The indicator molecules which were bound to a calcium molecule could be either excited, i.e. able to release a photon, or relaxed. <text:span text:style-name="T3">In order to reproduce the noise in the system dynamics and the photon capturing process, a piecewise-deterministic Markov process was used to create the simulation. </text:span></text:p>
      <text:p text:style-name="P3"/>
      <text:p text:style-name="P4">The fluorescence traces produced by he simulation were calibrated to reproduce the SNR of observed in GCaMP6 <text:span text:style-name="T4">data [REF]. The noise level was then varied to examine how this effected spike train inference. Then, the parameters of the simulation, i.e. GCaMP concentration, binding and dissociation rates, and endogenous buffer properties were varied, again to examine the effects on spike inferenc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1T17:14:47.516083242</meta:creation-date>
    <dc:date>2017-01-11T18:12:50.799238415</dc:date>
    <meta:editing-duration>PT17M21S</meta:editing-duration>
    <meta:editing-cycles>2</meta:editing-cycles>
    <meta:generator>LibreOffice/5.1.4.2$Linux_X86_64 LibreOffice_project/10m0$Build-2</meta:generator>
    <meta:document-statistic meta:table-count="0" meta:image-count="0" meta:object-count="0" meta:page-count="1" meta:paragraph-count="5" meta:word-count="278" meta:character-count="1875" meta:non-whitespace-character-count="1600"/>
  </office:meta>
</office:document-meta>
</file>